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application/rdf+xml" manifest:full-path="manifest.rdf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iekt1" text:anchor-type="as-char" svg:y="-0.907cm" svg:width="10.71cm" svg:height="1.40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iekt2" text:anchor-type="as-char" svg:y="-0.822cm" svg:width="8.664cm" svg:height="1.25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jako, że:</text:p>
      <text:p text:style-name="Standard"><draw:frame draw:style-name="fr1" draw:name="Obiekt3" text:anchor-type="as-char" svg:y="-0.619cm" svg:width="2.441cm" svg:height="1.03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i f(x)=N, to:</text:p>
      <text:p text:style-name="Standard"><draw:frame draw:style-name="fr1" draw:name="Obiekt4" text:anchor-type="as-char" svg:y="-0.619cm" svg:width="2.268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iekt5" text:anchor-type="as-char" svg:y="-0.619cm" svg:width="3.157cm" svg:height="1.08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iekt6" text:anchor-type="as-char" svg:y="-0.619cm" svg:width="4.073cm" svg:height="1.08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soł:</text:p>
      <text:p text:style-name="Standard"><draw:frame draw:style-name="fr2" draw:name="Obiekt7" text:anchor-type="paragraph" svg:x="0.201cm" svg:y="0cm" svg:width="15.266cm" svg:height="1.34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>MASA</text:p>
      <text:p text:style-name="Standard">Znając masę molową jodu (M<text:span text:style-name="T1">I</text:span><text:span text:style-name="T2"> = 126,90447 g/mol) oraz stężenie molowe roztworu KI (C</text:span><text:span text:style-name="T1">M</text:span><text:span text:style-name="T2"> = 0,05 mol/dm</text:span><text:span text:style-name="T3">3</text:span><text:span text:style-name="T2">), wyliczono z proporcji masę jodu:</text:span></text:p>
      <text:p text:style-name="Standard"><text:span text:style-name="T2"><text:s text:c="5"/>1 mol – 126,9 g</text:span></text:p>
      <text:p text:style-name="Standard"><text:span text:style-name="T2">0,05 mol – x</text:span></text:p>
      <text:p text:style-name="Standard"><text:span text:style-name="T2"/></text:p>
      <text:p text:style-name="Standard"><text:span text:style-name="T2">x = 0,05 * 126,9 g = 6,345 g</text:span></text:p>
      <text:p text:style-name="Standard"/>
      <text:p text:style-name="Standard">Z racji tego, iż jest to masa jodu w 1 litrze roztworu, dla pozostałych objętości również wyliczono masę I z proporcji.</text:p>
      <text:p text:style-name="Standard"/>
      <text:p text:style-name="P1">No i tu liczymy i wstawiamy do tabeli, bla bla</text:p>
      <text:p text:style-name="P1"/>
      <text:p text:style-name="P2">Ze względu na fakt, iż w takim wypadku wzór na masę wygląda następująco:</text:p>
      <text:p text:style-name="P2"><draw:frame draw:style-name="fr1" draw:name="Obiekt8" text:anchor-type="as-char" svg:y="-0.377cm" svg:width="2.74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to wzór na niepewność masy będzie następjący:</text:p>
      <text:p text:style-name="Standard"><draw:frame draw:style-name="fr2" draw:name="Obiekt9" text:anchor-type="paragraph" svg:x="0.201cm" svg:y="0cm" svg:width="6.837cm" svg:height="1.25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/>
      <text:p text:style-name="P1">MUSISZ PAMIĘTAĆ, ŻE ŻEBY TO WSZYSTKO MIAŁO SENS, WARTOŚCI V MUSZĄ BYĆ W LITRACH A NIE ML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ołaj Gralczyk</meta:initial-creator>
    <meta:creation-date>2015-04-27T23:20:32</meta:creation-date>
    <dc:date>2015-04-28T00:25:06</dc:date>
    <dc:creator>Mikołaj Gralczyk</dc:creator>
    <meta:editing-duration>PT49M24S</meta:editing-duration>
    <meta:editing-cycles>10</meta:editing-cycles>
    <meta:generator>OpenOffice/4.1.1$Unix OpenOffice.org_project/411m6$Build-9775</meta:generator>
    <meta:document-statistic meta:table-count="0" meta:image-count="0" meta:object-count="9" meta:page-count="1" meta:paragraph-count="20" meta:word-count="115" meta:character-count="602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row>
              <msub>
                <mi>N</mi>
                <mi mathvariant="italic">śr</mi>
              </msub>
              <mo stretchy="false">−</mo>
              <msub>
                <mi>N</mi>
                <mi>t</mi>
              </msub>
            </mrow>
          </mrow>
          <mo stretchy="false">)</mo>
        </mrow>
        <mo stretchy="false">=</mo>
        <msqrt>
          <mrow>
            <mrow>
              <msup>
                <mfenced open="[" close="]">
                  <mrow>
                    <mrow>
                      <mfrac>
                        <mrow>
                          <mo stretchy="false">δ</mo>
                          <mrow>
                            <mo stretchy="false">(</mo>
                            <mrow>
                              <mrow>
                                <msub>
                                  <mi>N</mi>
                                  <mi mathvariant="italic">śr</mi>
                                </msub>
                                <mo stretchy="false">−</mo>
                                <msub>
                                  <mi>N</mi>
                                  <mi>t</mi>
                                </msub>
                              </mrow>
                            </mrow>
                            <mo stretchy="false">)</mo>
                          </mrow>
                        </mrow>
                        <mrow>
                          <mo stretchy="false">δ</mo>
                          <msub>
                            <mi>N</mi>
                            <mi mathvariant="italic">śr</mi>
                          </msub>
                        </mrow>
                      </mfrac>
                      <mo stretchy="false">⋅</mo>
                      <mi>u</mi>
                    </mrow>
                    <mrow>
                      <mo stretchy="false">(</mo>
                      <mrow>
                        <msub>
                          <mi>N</mi>
                          <mi mathvariant="italic">śr</mi>
                        </msub>
                      </mrow>
                      <mo stretchy="false">)</mo>
                    </mrow>
                  </mrow>
                </mfenced>
                <mn>2</mn>
              </msup>
              <mo stretchy="false">+</mo>
              <msup>
                <mfenced open="[" close="]">
                  <mrow>
                    <mrow>
                      <mfrac>
                        <mrow>
                          <mo stretchy="false">δ</mo>
                          <mrow>
                            <mo stretchy="false">(</mo>
                            <mrow>
                              <mrow>
                                <msub>
                                  <mi>N</mi>
                                  <mi mathvariant="italic">śr</mi>
                                </msub>
                                <mo stretchy="false">−</mo>
                                <msub>
                                  <mi>N</mi>
                                  <mi>t</mi>
                                </msub>
                              </mrow>
                            </mrow>
                            <mo stretchy="false">)</mo>
                          </mrow>
                        </mrow>
                        <mrow>
                          <mo stretchy="false">δ</mo>
                          <msub>
                            <mi>N</mi>
                            <mi>t</mi>
                          </msub>
                        </mrow>
                      </mfrac>
                      <mo stretchy="false">⋅</mo>
                      <mi>u</mi>
                    </mrow>
                    <mrow>
                      <mo stretchy="false">(</mo>
                      <mrow>
                        <msub>
                          <mi>N</mi>
                          <mi>t</mi>
                        </msub>
                      </mrow>
                      <mo stretchy="false">)</mo>
                    </mrow>
                  </mrow>
                </mfenced>
                <mn>2</mn>
              </msup>
            </mrow>
          </mrow>
        </msqrt>
      </mrow>
    </mrow>
    <annotation encoding="StarMath 5.0">U(N_śr - N_t) = sqrt { left [ {%delta (N_śr - N_t)} over {%delta N_śr}cdot u(N_śr) right ]^ 2 + left [ {%delta (N_śr - N_t)} over {%delta N_t}cdot u(N_t) right ]^ 2 }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V</mi>
          </mrow>
          <mo stretchy="false">)</mo>
        </mrow>
        <mo stretchy="false">=</mo>
        <msqrt>
          <mrow>
            <mrow>
              <mrow>
                <msup>
                  <mfenced open="[" close="]">
                    <mrow>
                      <mrow>
                        <mfrac>
                          <mrow>
                            <mo stretchy="false">δ</mo>
                            <mi>V</mi>
                          </mrow>
                          <mrow>
                            <mo stretchy="false">δ</mo>
                            <mi>a</mi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</mfenced>
                  <mn>2</mn>
                </msup>
                <mo stretchy="false">+</mo>
                <msup>
                  <mfenced open="[" close="]">
                    <mrow>
                      <mrow>
                        <mfrac>
                          <mrow>
                            <mo stretchy="false">δ</mo>
                            <mi>V</mi>
                          </mrow>
                          <mrow>
                            <mo stretchy="false">δ</mo>
                            <mi>b</mi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i>b</mi>
                        </mrow>
                        <mo stretchy="false">)</mo>
                      </mrow>
                    </mrow>
                  </mfenced>
                  <mn>2</mn>
                </msup>
              </mrow>
              <mo stretchy="false">+</mo>
              <msup>
                <mfenced open="[" close="]">
                  <mrow>
                    <mrow>
                      <mfrac>
                        <mrow>
                          <mo stretchy="false">δ</mo>
                          <mi>V</mi>
                        </mrow>
                        <mrow>
                          <mo stretchy="false">δ</mo>
                          <mi>N</mi>
                        </mrow>
                      </mfrac>
                      <mo stretchy="false">⋅</mo>
                      <mi>u</mi>
                    </mrow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fenced>
                <mn>2</mn>
              </msup>
            </mrow>
          </mrow>
        </msqrt>
      </mrow>
    </mrow>
    <annotation encoding="StarMath 5.0">u(V) = sqrt { left [ {%delta V} over {%delta a} cdot u(a) right ]^2 + left [ {%delta V} over {%delta b} cdot u(b) right ]^2 + left [ {%delta V} over {%delta N} cdot u(N) right ]^2 }</annotation>
  </semantics>
</math>
</file>

<file path=Object 3/content.xml><?xml version="1.0" encoding="utf-8"?>
<math xmlns="http://www.w3.org/1998/Math/MathML">
  <semantics>
    <mrow>
      <mrow>
        <mi>V</mi>
        <mo stretchy="false">=</mo>
        <mfrac>
          <mi>a</mi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b</mi>
            </mrow>
          </mrow>
        </mfrac>
      </mrow>
    </mrow>
    <annotation encoding="StarMath 5.0">V = a over {f(x) - b}</annotation>
  </semantics>
</math>
</file>

<file path=Object 4/content.xml><?xml version="1.0" encoding="utf-8"?>
<math xmlns="http://www.w3.org/1998/Math/MathML">
  <semantics>
    <mrow>
      <mrow>
        <mfrac>
          <mrow>
            <mo stretchy="false">δ</mo>
            <mi>V</mi>
          </mrow>
          <mrow>
            <mo stretchy="false">δ</mo>
            <mi>a</mi>
          </mrow>
        </mfrac>
        <mo stretchy="false">=</mo>
        <mfrac>
          <mn>1</mn>
          <mrow>
            <mrow>
              <mi>N</mi>
              <mo stretchy="false">−</mo>
              <mi>b</mi>
            </mrow>
          </mrow>
        </mfrac>
      </mrow>
    </mrow>
    <annotation encoding="StarMath 5.0">{%delta V} over { %delta a} = 1 over {N- b}</annotation>
  </semantics>
</math>
</file>

<file path=Object 5/content.xml><?xml version="1.0" encoding="utf-8"?>
<math xmlns="http://www.w3.org/1998/Math/MathML">
  <semantics>
    <mrow>
      <mrow>
        <mfrac>
          <mrow>
            <mo stretchy="false">δ</mo>
            <mi>V</mi>
          </mrow>
          <mrow>
            <mo stretchy="false">δ</mo>
            <mi>N</mi>
          </mrow>
        </mfrac>
        <mo stretchy="false">=</mo>
        <mrow>
          <mi>a</mi>
          <mo stretchy="false">⋅</mo>
          <mrow/>
        </mrow>
      </mrow>
      <mfrac>
        <mrow>
          <mrow>
            <mo stretchy="false">−</mo>
            <mn>1</mn>
          </mrow>
        </mrow>
        <mrow>
          <msup>
            <mrow>
              <mo stretchy="false">(</mo>
              <mrow>
                <mrow>
                  <mi>N</mi>
                  <mo stretchy="false">−</mo>
                  <mi>b</mi>
                </mrow>
              </mrow>
              <mo stretchy="false">)</mo>
            </mrow>
            <mn>2</mn>
          </msup>
        </mrow>
      </mfrac>
    </mrow>
    <annotation encoding="StarMath 5.0">{%delta V} over {%delta N} = a cdot{} {-1} over {(N-b)^2}</annotation>
  </semantics>
</math>
</file>

<file path=Object 6/content.xml><?xml version="1.0" encoding="utf-8"?>
<math xmlns="http://www.w3.org/1998/Math/MathML">
  <semantics>
    <mrow>
      <mrow>
        <mfrac>
          <mrow>
            <mo stretchy="false">δ</mo>
            <mi>V</mi>
          </mrow>
          <mrow>
            <mo stretchy="false">δ</mo>
            <mi>b</mi>
          </mrow>
        </mfrac>
        <mo stretchy="false">=</mo>
        <mrow>
          <mi>a</mi>
          <mo stretchy="false">⋅</mo>
          <mrow/>
        </mrow>
      </mrow>
      <mrow>
        <mfrac>
          <mrow>
            <mrow>
              <mo stretchy="false">−</mo>
              <mn>1</mn>
            </mrow>
          </mrow>
          <mrow>
            <msup>
              <mrow>
                <mo stretchy="false">(</mo>
                <mrow>
                  <mrow>
                    <mi>N</mi>
                    <mo stretchy="false">−</mo>
                    <mi>b</mi>
                  </mrow>
                </mrow>
                <mo stretchy="false">)</mo>
              </mrow>
              <mn>2</mn>
            </msup>
          </mrow>
        </mfrac>
        <mo stretchy="false">⋅</mo>
        <mrow>
          <mo stretchy="false">(</mo>
          <mrow>
            <mrow>
              <mo stretchy="false">−</mo>
              <mn>1</mn>
            </mrow>
          </mrow>
          <mo stretchy="false">)</mo>
        </mrow>
      </mrow>
    </mrow>
    <annotation encoding="StarMath 5.0">{%delta V} over {%delta b} = a cdot {} {-1} over {(N-b)^2} cdot (-1)</annotation>
  </semantics>
</math>
</file>

<file path=Object 7/content.xml><?xml version="1.0" encoding="utf-8"?>
<math xmlns="http://www.w3.org/1998/Math/MathML">
  <semantics>
    <mrow>
      <mi>u</mi>
      <mrow>
        <mrow>
          <mrow>
            <mo stretchy="false">(</mo>
            <mrow>
              <mi>V</mi>
            </mrow>
            <mo stretchy="false">)</mo>
          </mrow>
          <mo stretchy="false">=</mo>
          <msqrt>
            <mrow>
              <mrow>
                <mrow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i>V</mi>
                            </mrow>
                            <mrow>
                              <mo stretchy="false">δ</mo>
                              <mi>a</mi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i>a</mi>
                          </mrow>
                          <mo stretchy="false">)</mo>
                        </mrow>
                      </mrow>
                    </mfenced>
                    <mn>2</mn>
                  </msup>
                  <mo stretchy="false">+</mo>
                  <msup>
                    <mfenced open="[" close="]">
                      <mrow>
                        <mrow>
                          <mfrac>
                            <mrow>
                              <mo stretchy="false">δ</mo>
                              <mi>V</mi>
                            </mrow>
                            <mrow>
                              <mo stretchy="false">δ</mo>
                              <mi>b</mi>
                            </mrow>
                          </mfrac>
                          <mo stretchy="false">⋅</mo>
                          <mi>u</mi>
                        </mrow>
                        <mrow>
                          <mo stretchy="false">(</mo>
                          <mrow>
                            <mi>b</mi>
                          </mrow>
                          <mo stretchy="false">)</mo>
                        </mrow>
                      </mrow>
                    </mfenced>
                    <mn>2</mn>
                  </msup>
                </mrow>
                <mo stretchy="false">+</mo>
                <msup>
                  <mfenced open="[" close="]">
                    <mrow>
                      <mrow>
                        <mfrac>
                          <mrow>
                            <mo stretchy="false">δ</mo>
                            <mi>V</mi>
                          </mrow>
                          <mrow>
                            <mo stretchy="false">δ</mo>
                            <mi>N</mi>
                          </mrow>
                        </mfrac>
                        <mo stretchy="false">⋅</mo>
                        <mi>u</mi>
                      </mrow>
                      <mrow>
                        <mo stretchy="false">(</mo>
                        <mrow>
                          <mi>N</mi>
                        </mrow>
                        <mo stretchy="false">)</mo>
                      </mrow>
                    </mrow>
                  </mfenced>
                  <mn>2</mn>
                </msup>
              </mrow>
            </mrow>
          </msqrt>
        </mrow>
        <mo stretchy="false">=</mo>
        <msqrt>
          <mrow>
            <mrow>
              <mrow>
                <msup>
                  <mfenced open="(" close=")">
                    <mrow>
                      <mfrac>
                        <mrow>
                          <mi>u</mi>
                          <mrow>
                            <mo stretchy="false">(</mo>
                            <mrow>
                              <mi>a</mi>
                            </mrow>
                            <mo stretchy="false">)</mo>
                          </mrow>
                        </mrow>
                        <mrow>
                          <mrow>
                            <mi>N</mi>
                            <mo stretchy="false">−</mo>
                            <mi>b</mi>
                          </mrow>
                        </mrow>
                      </mfrac>
                    </mrow>
                  </mfenced>
                  <mn>2</mn>
                </msup>
                <mo stretchy="false">+</mo>
                <msup>
                  <mfenced open="(" close=")">
                    <mrow>
                      <mfrac>
                        <mrow>
                          <mrow>
                            <mi>a</mi>
                            <mo stretchy="false">⋅</mo>
                            <mi>u</mi>
                          </mrow>
                          <mrow>
                            <mo stretchy="false">(</mo>
                            <mrow>
                              <mi>b</mi>
                            </mrow>
                            <mo stretchy="false">)</mo>
                          </mrow>
                        </mrow>
                        <mrow>
                          <msup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i>b</mi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</mfrac>
                    </mrow>
                  </mfenced>
                  <mn>2</mn>
                </msup>
              </mrow>
              <mo stretchy="false">+</mo>
              <msup>
                <mfenced open="(" close=")">
                  <mrow>
                    <mfrac>
                      <mrow>
                        <mrow>
                          <mi>a</mi>
                          <mo stretchy="false">⋅</mo>
                          <mi>u</mi>
                        </mrow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  <mrow>
                        <msup>
                          <mrow>
                            <mo stretchy="false">(</mo>
                            <mrow>
                              <mrow>
                                <mi>N</mi>
                                <mo stretchy="false">−</mo>
                                <mi>b</mi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frac>
                  </mrow>
                </mfenced>
                <mn>2</mn>
              </msup>
            </mrow>
          </mrow>
        </msqrt>
      </mrow>
    </mrow>
    <annotation encoding="StarMath 5.0">u(V) = sqrt { left [ {%delta V} over {%delta a} cdot u(a) right ]^2 + left [ {%delta V} over {%delta b} cdot u(b) right ]^2 + left [ {%delta V} over {%delta N} cdot u(N) right ]^2 } = sqrt { left ( {u(a)} over {N-b} right )^2 + left ( {a cdot u(b)} over {(N-b)^2} right )^2 + left ( {a cdot u(N)} over {(N-b)^2} right )^2 }</annotation>
  </semantics>
</math>
</file>

<file path=Object 8/content.xml><?xml version="1.0" encoding="utf-8"?>
<math xmlns="http://www.w3.org/1998/Math/MathML">
  <semantics>
    <mrow>
      <mrow>
        <mi>m</mi>
        <mo stretchy="false">=</mo>
        <mrow>
          <mi>V</mi>
          <mo stretchy="false">∗</mo>
          <mn>6,345</mn>
        </mrow>
      </mrow>
      <mi>g</mi>
    </mrow>
    <annotation encoding="StarMath 5.0">m = V * 6,345 g</annotation>
  </semantics>
</math>
</file>

<file path=Object 9/content.xml><?xml version="1.0" encoding="utf-8"?>
<math xmlns="http://www.w3.org/1998/Math/MathML">
  <semantics>
    <mrow>
      <mi>u</mi>
      <mrow>
        <mrow>
          <mrow>
            <mo stretchy="false">(</mo>
            <mrow>
              <mi>m</mi>
            </mrow>
            <mo stretchy="false">)</mo>
          </mrow>
          <mo stretchy="false">=</mo>
          <msqrt>
            <mrow>
              <msup>
                <mfenced open="[" close="]">
                  <mrow>
                    <mrow>
                      <mfrac>
                        <mrow>
                          <mo stretchy="false">δ</mo>
                          <mi>m</mi>
                        </mrow>
                        <mrow>
                          <mo stretchy="false">δ</mo>
                          <mi>V</mi>
                        </mrow>
                      </mfrac>
                      <mo stretchy="false">⋅</mo>
                      <mi>u</mi>
                    </mrow>
                    <mrow>
                      <mo stretchy="false">(</mo>
                      <mrow>
                        <mi>V</mi>
                      </mrow>
                      <mo stretchy="false">)</mo>
                    </mrow>
                  </mrow>
                </mfenced>
                <mn>2</mn>
              </msup>
            </mrow>
          </msqrt>
        </mrow>
        <mo stretchy="false">=</mo>
        <msqrt>
          <mrow>
            <msup>
              <mrow>
                <mo stretchy="false">(</mo>
                <mrow>
                  <mrow>
                    <mn>6,345</mn>
                    <mo stretchy="false">⋅</mo>
                    <mi>u</mi>
                  </mrow>
                  <mrow>
                    <mo stretchy="false">(</mo>
                    <mrow>
                      <mi>V</mi>
                    </mrow>
                    <mo stretchy="false">)</mo>
                  </mrow>
                </mrow>
                <mo stretchy="false">)</mo>
              </mrow>
              <mn>2</mn>
            </msup>
          </mrow>
        </msqrt>
      </mrow>
    </mrow>
    <annotation encoding="StarMath 5.0">u(m) = sqrt { left [ {%delta m} over {%delta V} cdot u(V) right ]^2 } = sqrt { (6,345 cdot u(V))^2 } </annotation>
  </semantics>
</math>
</file>